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89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35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27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1.88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2.058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1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8cm" fo:min-width="2.6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38cm" fo:min-width="3.13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12.845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338cm" fo:min-width="1.78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38cm" fo:min-width="2.465cm" style:writing-mode="lr-tb" loext:decorative="false"/>
      <style:paragraph-properties style:writing-mode="lr-tb"/>
    </style:style>
    <style:style style:name="gr23" style:family="graphic" style:parent-style-name="standard">
      <style:graphic-properties draw:marker-start="Arrowheads_20_8" draw:marker-start-width="0.3cm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standard">
      <style:graphic-properties draw:marker-start="Arrowheads_20_12" draw:marker-start-width="0.3cm" draw:marker-end="Arrowheads_20_13" draw:marker-end-width="0.3cm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5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2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4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338cm" fo:min-width="2.833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2.081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972cm" fo:min-width="3.628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74cm" loext:decorative="false"/>
      <style:paragraph-properties style:writing-mode="lr-tb"/>
    </style:style>
    <style:style style:name="gr3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9" style:family="graphic" style:parent-style-name="standard">
      <style:graphic-properties draw:marker-start="Arrowheads_20_3" draw:marker-start-width="0.3cm" draw:marker-end="Arrowheads_20_4" draw:marker-end-width="0.3cm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34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2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43" style:family="graphic">
      <style:graphic-properties loext:decorative="false"/>
    </style:style>
    <style:style style:name="gr44" style:family="graphic" style:parent-style-name="standard">
      <style:graphic-properties draw:stroke="none" draw:fill="solid" draw:fill-color="#f2f2f2" draw:shadow="hidden" loext:decorative="false"/>
    </style:style>
    <style:style style:name="gr4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46" style:family="graphic" style:parent-style-name="standard">
      <style:graphic-properties draw:stroke="none" draw:fill="solid" draw:fill-color="#4672c4" draw:shadow="hidden" loext:decorative="false"/>
    </style:style>
    <style:style style:name="gr47" style:family="graphic" style:parent-style-name="standard">
      <style:graphic-properties draw:stroke="none" draw:fill="none" draw:textarea-vertical-align="middle" fo:min-height="0.783cm" fo:min-width="2.54cm" fo:padding-top="0.3cm" fo:padding-bottom="0.3cm" fo:padding-left="0.141cm" fo:padding-right="0.141cm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49" style:family="graphic" style:parent-style-name="standard">
      <style:graphic-properties draw:stroke="none" draw:fill="none" draw:textarea-vertical-align="middle" fo:min-height="1.191cm" fo:min-width="2.54cm" fo:padding-top="0.3cm" fo:padding-bottom="0.3cm" fo:padding-left="0.141cm" fo:padding-right="0.141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marker-start="Marker_5f_1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51" style:family="graphic" style:parent-style-name="standard">
      <style:graphic-properties draw:stroke="none" draw:fill="solid" draw:fill-color="#ffffff" draw:shadow="hidden" loext:decorative="false"/>
    </style:style>
    <style:style style:name="gr52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loext:decorative="false"/>
    </style:style>
    <style:style style:name="gr53" style:family="graphic" style:parent-style-name="standard">
      <style:graphic-properties draw:stroke="none" draw:fill="solid" draw:fill-color="#ffffff" draw:opacity="0%" draw:shadow="hidden" loext:decorative="false"/>
    </style:style>
    <style:style style:name="gr54" style:family="graphic" style:parent-style-name="standard">
      <style:graphic-properties draw:stroke="none" draw:fill="none" draw:textarea-vertical-align="middle" fo:min-height="0.494cm" fo:min-width="2.54cm" fo:padding-top="0cm" fo:padding-bottom="0cm" fo:padding-left="0.3cm" fo:padding-right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solid" draw:fill-color="#f2f2f2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4672c4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ffffff" draw:opacity="0%"/>
    </style:style>
    <style:style style:name="T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4.701cm" svg:height="0.962cm" svg:x="13.017cm" svg:y="0.952cm">
          <draw:text-box>
            <text:p>School Entities</text:p>
          </draw:text-box>
        </draw:frame>
        <draw:custom-shape draw:style-name="gr2" draw:text-style-name="P3" xml:id="id3" draw:id="id3" draw:layer="layout" svg:width="5.398cm" svg:height="1.905cm" svg:x="11.747cm" svg:y="3.11cm">
          <text:p text:style-name="P2">Schoo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858cm" svg:height="1.588cm" svg:x="21.462cm" svg:y="7.62cm">
          <text:p text:style-name="P2">Stud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75cm" svg:height="1.588cm" svg:x="7.547cm" svg:y="7.62cm">
          <text:p text:style-name="P2">Teach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88cm" svg:height="1.588cm" svg:x="4.807cm" svg:y="7.62cm"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2.558cm" svg:height="1.588cm" svg:x="1.852cm" svg:y="7.62cm">
          <text:p text:style-name="P2">Cours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63cm" svg:height="1.588cm" svg:x="18.732cm" svg:y="3.227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8" draw:text-style-name="P3" xml:id="id2" draw:id="id2" draw:layer="layout" svg:width="3.493cm" svg:height="1.588cm" svg:x="24.607cm" svg:y="7.62cm">
          <text:p text:style-name="P2">Employe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7.145cm" svg:y1="4.162cm" svg:x2="18.732cm" svg:y2="4.162cm">
          <text:p/>
        </draw:line>
        <draw:connector draw:style-name="gr10" draw:text-style-name="P4" draw:layer="layout" draw:line-skew="-0.768cm" svg:x1="3.131cm" svg:y1="7.62cm" svg:x2="26.353cm" svg:y2="7.62cm" draw:start-shape="id1" draw:start-glue-point="0" draw:end-shape="id2" svg:d="M3131 7620v-1269h23222v1269" svg:viewBox="0 0 23223 1270">
          <text:p/>
        </draw:connector>
        <draw:connector draw:style-name="gr9" draw:text-style-name="P4" draw:layer="layout" draw:type="line" svg:x1="14.446cm" svg:y1="5.015cm" svg:x2="14.459cm" svg:y2="6.307cm" draw:start-shape="id3" draw:start-glue-point="2" svg:d="M14446 5015l13 1292" svg:viewBox="0 0 14 1293">
          <text:p/>
        </draw:connector>
        <draw:connector draw:style-name="gr9" draw:text-style-name="P4" draw:layer="layout" draw:type="line" svg:x1="16.046cm" svg:y1="6.316cm" svg:x2="16.036cm" svg:y2="7.651cm" svg:d="M16046 6316l-10 1335" svg:viewBox="0 0 11 1336">
          <text:p/>
        </draw:connector>
        <draw:connector draw:style-name="gr9" draw:text-style-name="P4" draw:layer="layout" draw:type="line" svg:x1="19.746cm" svg:y1="6.317cm" svg:x2="19.736cm" svg:y2="7.652cm" svg:d="M19746 6317l-10 1335" svg:viewBox="0 0 11 1336">
          <text:p/>
        </draw:connector>
        <draw:connector draw:style-name="gr9" draw:text-style-name="P4" draw:layer="layout" draw:type="line" svg:x1="9.246cm" svg:y1="6.318cm" svg:x2="9.236cm" svg:y2="7.653cm" svg:d="M9246 6318l-10 1335" svg:viewBox="0 0 11 1336">
          <text:p/>
        </draw:connector>
        <draw:frame draw:style-name="gr11" draw:text-style-name="P1" draw:layer="layout" svg:width="9.464cm" svg:height="0.962cm" svg:x="1.78cm" svg:y="10.305cm">
          <draw:text-box>
            <text:p>School (1) &lt;---&gt; (many) Student</text:p>
          </draw:text-box>
        </draw:frame>
        <draw:frame draw:style-name="gr12" draw:text-style-name="P1" draw:layer="layout" svg:width="9.523cm" svg:height="0.962cm" svg:x="1.78cm" svg:y="11.305cm">
          <draw:text-box>
            <text:p>School (1) &lt;---&gt; (many) Teacher</text:p>
          </draw:text-box>
        </draw:frame>
        <draw:frame draw:style-name="gr13" draw:text-style-name="P1" draw:layer="layout" svg:width="9.32cm" svg:height="0.962cm" svg:x="1.78cm" svg:y="13.005cm">
          <draw:text-box>
            <text:p>School (1) &lt;---&gt; (many) Course</text:p>
          </draw:text-box>
        </draw:frame>
        <draw:frame draw:style-name="gr14" draw:text-style-name="P1" draw:layer="layout" svg:width="8.863cm" svg:height="0.962cm" svg:x="1.78cm" svg:y="12.205cm">
          <draw:text-box>
            <text:p>School (1) &lt;---&gt; (many) Class</text:p>
          </draw:text-box>
        </draw:frame>
        <draw:frame draw:style-name="gr15" draw:text-style-name="P1" draw:layer="layout" svg:width="10.099cm" svg:height="0.962cm" svg:x="1.78cm" svg:y="13.805cm">
          <draw:text-box>
            <text:p>School (1) &lt;---&gt; (many) Employee</text:p>
          </draw:text-box>
        </draw:frame>
        <draw:frame draw:style-name="gr16" draw:text-style-name="P1" draw:layer="layout" svg:width="8.372cm" svg:height="0.962cm" svg:x="1.781cm" svg:y="17.26cm">
          <draw:text-box>
            <text:p>School (1) &lt;---&gt; (1) Address</text:p>
          </draw:text-box>
        </draw:frame>
        <draw:frame draw:style-name="gr17" draw:text-style-name="P1" draw:layer="layout" svg:width="3.677cm" svg:height="0.962cm" svg:x="24.696cm" svg:y="1.922cm">
          <draw:text-box>
            <text:p>03.10.2024</text:p>
          </draw:text-box>
        </draw:frame>
        <draw:custom-shape draw:style-name="gr18" draw:text-style-name="P3" draw:layer="layout" svg:width="3.18cm" svg:height="1.588cm" svg:x="18.04cm" svg:y="7.62cm">
          <text:p text:style-name="P2">Guardian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18cm" svg:height="1.588cm" svg:x="14.54cm" svg:y="7.62cm">
          <text:p text:style-name="P2">Consent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2.446cm" svg:y1="6.317cm" svg:x2="12.436cm" svg:y2="7.652cm" svg:d="M12446 6317l-10 1335" svg:viewBox="0 0 11 1336">
          <text:p/>
        </draw:connector>
        <draw:custom-shape draw:style-name="gr19" draw:text-style-name="P3" draw:layer="layout" svg:width="3.635cm" svg:height="1.588cm" svg:x="10.647cm" svg:y="7.62cm">
          <text:p text:style-name="P2">Document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0.091cm" svg:height="0.962cm" svg:x="1.781cm" svg:y="14.605cm">
          <draw:text-box>
            <text:p>School (1) &lt;---&gt; (many) Guardian</text:p>
          </draw:text-box>
        </draw:frame>
        <draw:frame draw:style-name="gr15" draw:text-style-name="P1" draw:layer="layout" svg:width="10.171cm" svg:height="0.962cm" svg:x="1.782cm" svg:y="15.505cm">
          <draw:text-box>
            <text:p>School (1) &lt;---&gt; (many) Document</text:p>
          </draw:text-box>
        </draw:frame>
        <draw:frame draw:style-name="gr15" draw:text-style-name="P1" draw:layer="layout" svg:width="10.091cm" svg:height="0.962cm" svg:x="1.783cm" svg:y="16.405cm">
          <draw:text-box>
            <text:p>School (1) &lt;---&gt; (many) Consent</text:p>
          </draw:text-box>
        </draw:frame>
        <draw:connector draw:style-name="gr9" draw:text-style-name="P4" draw:layer="layout" draw:type="line" svg:x1="22.846cm" svg:y1="6.318cm" svg:x2="22.836cm" svg:y2="7.653cm" svg:d="M22846 6318l-10 1335" svg:viewBox="0 0 11 1336">
          <text:p/>
        </draw:connector>
        <draw:connector draw:style-name="gr9" draw:text-style-name="P4" draw:layer="layout" draw:type="line" svg:x1="5.846cm" svg:y1="6.319cm" svg:x2="5.836cm" svg:y2="7.654cm" svg:d="M5846 6319l-10 1335" svg:viewBox="0 0 11 1336">
          <text:p/>
        </draw:connector>
      </draw:page>
      <draw:page draw:name="page2" draw:style-name="dp1" draw:master-page-name="PM0">
        <draw:frame draw:style-name="gr1" draw:text-style-name="P6" draw:layer="layout" svg:width="5.514cm" svg:height="0.962cm" svg:x="13.017cm" svg:y="0.952cm">
          <draw:text-box>
            <text:p text:style-name="P5">Student Relations</text:p>
          </draw:text-box>
        </draw:frame>
        <draw:custom-shape draw:style-name="gr20" draw:text-style-name="P8" draw:layer="layout" svg:width="13.345cm" svg:height="1.905cm" svg:x="5.387cm" svg:y="3.71cm">
          <text:p text:style-name="P7">Student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28cm" svg:height="1.588cm" svg:x="12.262cm" svg:y="6.82cm">
          <text:p text:style-name="P7">Class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965cm" svg:height="1.588cm" svg:x="9.145cm" svg:y="6.82cm">
          <text:p text:style-name="P7">Cours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763cm" svg:height="1.588cm" svg:x="20.432cm" svg:y="3.827cm">
          <text:p text:style-name="P7">Address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8.745cm" svg:y1="4.765cm" svg:x2="20.332cm" svg:y2="4.765cm">
          <text:p/>
        </draw:line>
        <draw:line draw:style-name="gr24" draw:text-style-name="P4" draw:layer="layout" svg:x1="13.357cm" svg:y1="6.77cm" svg:x2="13.357cm" svg:y2="5.5cm">
          <text:p/>
        </draw:line>
        <draw:line draw:style-name="gr25" draw:text-style-name="P2" draw:layer="layout" svg:x1="10.665cm" svg:y1="6.87cm" svg:x2="10.665cm" svg:y2="5.6cm">
          <text:p/>
        </draw:line>
        <draw:frame draw:style-name="gr26" draw:text-style-name="P6" draw:layer="layout" svg:width="8.156cm" svg:height="0.962cm" svg:x="17.981cm" svg:y="13.805cm">
          <draw:text-box>
            <text:p text:style-name="P5">Teacher(m) &lt;---&gt; (m) Class</text:p>
          </draw:text-box>
        </draw:frame>
        <draw:frame draw:style-name="gr27" draw:text-style-name="P6" draw:layer="layout" svg:width="8.613cm" svg:height="0.962cm" svg:x="17.981cm" svg:y="14.605cm">
          <draw:text-box>
            <text:p text:style-name="P5">Teacher(m) &lt;---&gt; (m) Course</text:p>
          </draw:text-box>
        </draw:frame>
        <draw:frame draw:style-name="gr28" draw:text-style-name="P6" draw:layer="layout" svg:width="8.723cm" svg:height="0.962cm" svg:x="17.981cm" svg:y="10.505cm">
          <draw:text-box>
            <text:p text:style-name="P5">Student (m) &lt;---&gt; (m) Course</text:p>
          </draw:text-box>
        </draw:frame>
        <draw:frame draw:style-name="gr29" draw:text-style-name="P6" draw:layer="layout" svg:width="8.088cm" svg:height="0.962cm" svg:x="17.981cm" svg:y="9.705cm">
          <draw:text-box>
            <text:p text:style-name="P5">Student (m) &lt;---&gt; (1) Class</text:p>
          </draw:text-box>
        </draw:frame>
        <draw:frame draw:style-name="gr30" draw:text-style-name="P6" draw:layer="layout" svg:width="8.795cm" svg:height="0.962cm" svg:x="17.982cm" svg:y="11.405cm">
          <draw:text-box>
            <text:p text:style-name="P5">Student (m) &lt;---&gt; (1) Address</text:p>
          </draw:text-box>
        </draw:frame>
        <draw:frame draw:style-name="gr31" draw:text-style-name="P6" draw:layer="layout" svg:width="8.685cm" svg:height="0.962cm" svg:x="17.981cm" svg:y="15.405cm">
          <draw:text-box>
            <text:p text:style-name="P5">Teacher(m) &lt;---&gt; (1) Address</text:p>
          </draw:text-box>
        </draw:frame>
        <draw:frame draw:style-name="gr32" draw:text-style-name="P6" draw:layer="layout" svg:width="9.252cm" svg:height="0.962cm" svg:x="17.982cm" svg:y="17.005cm">
          <draw:text-box>
            <text:p text:style-name="P5">Employee(m) &lt;---&gt; (1) Address</text:p>
          </draw:text-box>
        </draw:frame>
        <draw:frame draw:style-name="gr17" draw:text-style-name="P6" draw:layer="layout" svg:width="3.677cm" svg:height="0.962cm" svg:x="23.495cm" svg:y="2.222cm">
          <draw:text-box>
            <text:p text:style-name="P5">03.10.2024</text:p>
          </draw:text-box>
        </draw:frame>
        <draw:frame draw:style-name="gr30" draw:text-style-name="P6" draw:layer="layout" svg:width="9.113cm" svg:height="0.962cm" svg:x="17.983cm" svg:y="12.305cm">
          <draw:text-box>
            <text:p text:style-name="P5">Student (m) &lt;---&gt; (n) Guardian</text:p>
          </draw:text-box>
        </draw:frame>
        <draw:custom-shape draw:style-name="gr33" draw:text-style-name="P8" draw:layer="layout" svg:width="3.333cm" svg:height="1.588cm" svg:x="5.647cm" svg:y="6.82cm">
          <text:p text:style-name="P7">Guardian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cm" svg:height="1.588cm" svg:x="5.64cm" svg:y="9.62cm">
          <text:p text:style-name="P7">Consent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7.265cm" svg:y1="9.67cm" svg:x2="7.265cm" svg:y2="8.4cm">
          <text:p/>
        </draw:line>
        <draw:line draw:style-name="gr25" draw:text-style-name="P2" draw:layer="layout" svg:x1="7.265cm" svg:y1="6.87cm" svg:x2="7.265cm" svg:y2="5.6cm">
          <text:p/>
        </draw:line>
        <draw:custom-shape draw:style-name="gr19" draw:text-style-name="P8" draw:layer="layout" svg:width="3.635cm" svg:height="1.588cm" svg:x="14.739cm" svg:y="6.831cm">
          <text:p text:style-name="P7">Document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6.265cm" svg:y1="6.87cm" svg:x2="16.265cm" svg:y2="5.6cm">
          <text:p/>
        </draw:line>
      </draw:page>
      <draw:page draw:name="page3" draw:style-name="dp1" draw:master-page-name="PM0">
        <draw:frame draw:style-name="gr1" draw:text-style-name="P1" draw:layer="layout" svg:width="5.582cm" svg:height="0.962cm" svg:x="11.617cm" svg:y="0.952cm">
          <draw:text-box>
            <text:p>Teacher Relations</text:p>
          </draw:text-box>
        </draw:frame>
        <draw:custom-shape draw:style-name="gr2" draw:text-style-name="P3" draw:layer="layout" svg:width="5.398cm" svg:height="1.905cm" svg:x="6.346cm" svg:y="4.21cm">
          <text:p text:style-name="P2">Teacher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.581cm" svg:height="1.588cm" svg:x="6.046cm" svg:y="7.22cm">
          <text:p text:style-name="P2">Cours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63cm" svg:height="1.588cm" svg:x="13.331cm" svg:y="4.327cm">
          <text:p text:style-name="P2">Address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1.744cm" svg:y1="5.365cm" svg:x2="13.331cm" svg:y2="5.365cm">
          <text:p/>
        </draw:line>
        <draw:line draw:style-name="gr25" draw:text-style-name="P2" draw:layer="layout" svg:x1="7.364cm" svg:y1="7.27cm" svg:x2="7.364cm" svg:y2="6cm">
          <text:p/>
        </draw:line>
        <draw:line draw:style-name="gr25" draw:text-style-name="P2" draw:layer="layout" svg:x1="10.564cm" svg:y1="7.27cm" svg:x2="10.564cm" svg:y2="6cm">
          <text:p/>
        </draw:line>
        <draw:frame draw:style-name="gr26" draw:text-style-name="P1" draw:layer="layout" svg:width="8.156cm" svg:height="0.962cm" svg:x="17.981cm" svg:y="13.805cm">
          <draw:text-box>
            <text:p>Teacher(m) &lt;---&gt; (m) Class</text:p>
          </draw:text-box>
        </draw:frame>
        <draw:frame draw:style-name="gr27" draw:text-style-name="P1" draw:layer="layout" svg:width="8.613cm" svg:height="0.962cm" svg:x="17.981cm" svg:y="14.605cm">
          <draw:text-box>
            <text:p>Teacher(m) &lt;---&gt; (m) Course</text:p>
          </draw:text-box>
        </draw:frame>
        <draw:frame draw:style-name="gr28" draw:text-style-name="P1" draw:layer="layout" svg:width="8.723cm" svg:height="0.962cm" svg:x="17.981cm" svg:y="10.505cm">
          <draw:text-box>
            <text:p>Student (m) &lt;---&gt; (m) Course</text:p>
          </draw:text-box>
        </draw:frame>
        <draw:frame draw:style-name="gr29" draw:text-style-name="P1" draw:layer="layout" svg:width="8.088cm" svg:height="0.962cm" svg:x="17.981cm" svg:y="9.705cm">
          <draw:text-box>
            <text:p>Student (m) &lt;---&gt; (1) Class</text:p>
          </draw:text-box>
        </draw:frame>
        <draw:frame draw:style-name="gr30" draw:text-style-name="P1" draw:layer="layout" svg:width="8.795cm" svg:height="0.962cm" svg:x="17.982cm" svg:y="11.405cm">
          <draw:text-box>
            <text:p>Student (m) &lt;---&gt; (1) Address</text:p>
          </draw:text-box>
        </draw:frame>
        <draw:frame draw:style-name="gr31" draw:text-style-name="P1" draw:layer="layout" svg:width="8.685cm" svg:height="0.962cm" svg:x="17.981cm" svg:y="15.405cm">
          <draw:text-box>
            <text:p>Teacher(m) &lt;---&gt; (1) Address</text:p>
          </draw:text-box>
        </draw:frame>
        <draw:frame draw:style-name="gr32" draw:text-style-name="P1" draw:layer="layout" svg:width="9.252cm" svg:height="0.962cm" svg:x="17.982cm" svg:y="17.005cm">
          <draw:text-box>
            <text:p>Employee(m) &lt;---&gt; (1) Address</text:p>
          </draw:text-box>
        </draw:frame>
        <draw:frame draw:style-name="gr17" draw:text-style-name="P1" draw:layer="layout" svg:width="3.677cm" svg:height="0.962cm" svg:x="23.495cm" svg:y="2.222cm">
          <draw:text-box>
            <text:p>03.10.2024</text:p>
          </draw:text-box>
        </draw:frame>
        <draw:frame draw:style-name="gr30" draw:text-style-name="P1" draw:layer="layout" svg:width="9.113cm" svg:height="0.962cm" svg:x="17.983cm" svg:y="12.305cm">
          <draw:text-box>
            <text:p>Student (m) &lt;---&gt; (n) Guardian</text:p>
          </draw:text-box>
        </draw:frame>
        <draw:custom-shape draw:style-name="gr19" draw:text-style-name="P3" draw:layer="layout" svg:width="3.635cm" svg:height="1.588cm" svg:x="8.847cm" svg:y="7.22cm">
          <text:p text:style-name="P2">Document</text:p>
          <draw:enhanced-geometry svg:viewBox="0 0 21600 21600" draw:type="rectangle" draw:enhanced-path="M 0 0 L 21600 0 21600 21600 0 21600 0 0 Z N"/>
        </draw:custom-shape>
      </draw:page>
      <draw:page draw:name="Zeichenblatt-1" draw:style-name="dp1" draw:master-page-name="PM0">
        <draw:custom-shape draw:style-name="gr35" draw:text-style-name="P3" draw:layer="layout" svg:width="4.128cm" svg:height="2.222cm" svg:x="1.187cm" svg:y="4.445cm">
          <text:p text:style-name="P3">Student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128cm" svg:height="2.222cm" svg:x="7.41cm" svg:y="4.445cm">
          <text:p text:style-name="P3">Course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128cm" svg:height="2.222cm" svg:x="7.467cm" svg:y="7.977cm">
          <text:p text:style-name="P3">Teacher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9.372cm" svg:y1="7.937cm" svg:x2="9.372cm" svg:y2="6.667cm">
          <text:p/>
        </draw:line>
        <draw:frame draw:style-name="gr37" draw:text-style-name="P1" draw:layer="layout" svg:width="19.874cm" svg:height="0.962cm" svg:x="1.819cm" svg:y="2.675cm">
          <draw:text-box>
            <text:p>Student (many) <text:s/>&lt;===&gt; (many) Course (many) &lt;===&gt; (1) Teacher <text:s text:c="4"/></text:p>
          </draw:text-box>
        </draw:frame>
        <draw:custom-shape draw:style-name="gr35" draw:text-style-name="P3" draw:layer="layout" svg:width="4.128cm" svg:height="2.222cm" svg:x="13.287cm" svg:y="4.445cm">
          <text:p text:style-name="P3">Student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128cm" svg:height="2.222cm" svg:x="23.71cm" svg:y="4.445cm">
          <text:p text:style-name="P3">Course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128cm" svg:height="2.222cm" svg:x="23.767cm" svg:y="10.477cm">
          <text:p text:style-name="P3">Teacher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128cm" svg:height="2.222cm" svg:x="18.71cm" svg:y="4.445cm">
          <text:p text:style-name="P3">Student</text:p>
          <text:p text:style-name="P3">Course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17.417cm" svg:y1="5.715cm" svg:x2="18.687cm" svg:y2="5.715cm">
          <text:p/>
        </draw:line>
        <draw:line draw:style-name="gr38" draw:text-style-name="P4" draw:layer="layout" svg:x1="23.767cm" svg:y1="5.715cm" svg:x2="22.815cm" svg:y2="5.715cm">
          <text:p/>
        </draw:line>
        <draw:line draw:style-name="gr36" draw:text-style-name="P4" draw:layer="layout" svg:x1="25.672cm" svg:y1="10.477cm" svg:x2="25.672cm" svg:y2="6.667cm">
          <text:p/>
        </draw:line>
        <draw:line draw:style-name="gr39" draw:text-style-name="P2" draw:layer="layout" svg:x1="5.245cm" svg:y1="5.715cm" svg:x2="7.467cm" svg:y2="5.715cm">
          <text:p/>
        </draw:line>
        <draw:frame draw:style-name="gr40" draw:text-style-name="P1" draw:layer="layout" svg:width="15.255cm" svg:height="0.962cm" svg:x="1.605cm" svg:y="10.845cm">
          <draw:text-box>
            <text:p>1- In Student service we save only course ids as List</text:p>
          </draw:text-box>
        </draw:frame>
        <draw:frame draw:style-name="gr41" draw:text-style-name="P1" draw:layer="layout" svg:width="18.947cm" svg:height="0.962cm" svg:x="1.606cm" svg:y="11.845cm">
          <draw:text-box>
            <text:p>2- In Teacher service we save a list of courses objects onToMany </text:p>
          </draw:text-box>
        </draw:frame>
        <draw:frame draw:style-name="gr42" draw:text-style-name="P1" draw:layer="layout" svg:width="3.81cm" svg:height="0.962cm" svg:x="23.977cm" svg:y="2.057cm">
          <draw:text-box>
            <text:p>25.09.2024</text:p>
          </draw:text-box>
        </draw:frame>
      </draw:page>
      <draw:page draw:name="page5" draw:style-name="dp1" draw:master-page-name="PM0">
        <draw:g draw:style-name="gr43">
          <draw:polygon draw:style-name="gr44" draw:text-style-name="P9" draw:layer="layout" svg:width="6.5cm" svg:height="0.935cm" svg:x="11.75cm" svg:y="2.277cm" svg:viewBox="0 0 6501 936" draw:points="0,936 6501,936 6501,0 0,0">
            <text:p/>
          </draw:polygon>
          <draw:polygon draw:style-name="gr45" draw:text-style-name="P10" draw:layer="layout" svg:width="6.5cm" svg:height="0.935cm" svg:x="11.75cm" svg:y="2.277cm" svg:viewBox="0 0 6501 936" draw:points="0,936 6501,936 6501,0 0,0">
            <text:p/>
          </draw:polygon>
        </draw:g>
        <draw:g draw:style-name="gr43">
          <draw:polygon draw:style-name="gr46" draw:text-style-name="P11" draw:layer="layout" svg:width="6.5cm" svg:height="1.277cm" svg:x="11.75cm" svg:y="1cm" svg:viewBox="0 0 6501 1278" draw:points="0,1278 6501,1278 6501,0 0,0">
            <text:p/>
          </draw:polygon>
          <draw:polygon draw:style-name="gr45" draw:text-style-name="P10" draw:layer="layout" svg:width="6.5cm" svg:height="1.277cm" svg:x="11.75cm" svg:y="1cm" svg:viewBox="0 0 6501 1278" draw:points="0,1278 6501,1278 6501,0 0,0">
            <text:p/>
          </draw:polygon>
        </draw:g>
        <draw:frame draw:style-name="gr47" draw:text-style-name="P10" draw:layer="layout" svg:width="6.5cm" svg:height="1.52cm" svg:x="11.75cm" svg:y="0.878cm">
          <draw:text-box>
            <text:p text:style-name="P12"><text:span text:style-name="T1">User</text:span></text:p>
          </draw:text-box>
        </draw:frame>
        <draw:g draw:style-name="gr43">
          <draw:polygon draw:style-name="gr44" draw:text-style-name="P9" draw:layer="layout" svg:width="6.5cm" svg:height="1.57cm" svg:x="15.25cm" svg:y="7.52cm" svg:viewBox="0 0 6501 1571" draw:points="0,1571 6501,1571 6501,0 0,0">
            <text:p/>
          </draw:polygon>
          <draw:polygon draw:style-name="gr45" draw:text-style-name="P10" draw:layer="layout" svg:width="6.5cm" svg:height="1.57cm" svg:x="15.25cm" svg:y="7.52cm" svg:viewBox="0 0 6501 1571" draw:points="0,1571 6501,1571 6501,0 0,0">
            <text:p/>
          </draw:polygon>
        </draw:g>
        <draw:g draw:style-name="gr43">
          <draw:polygon draw:style-name="gr46" draw:text-style-name="P11" draw:layer="layout" svg:width="6.5cm" svg:height="1.277cm" svg:x="15.25cm" svg:y="6.243cm" svg:viewBox="0 0 6501 1278" draw:points="0,1278 6501,1278 6501,0 0,0">
            <text:p/>
          </draw:polygon>
          <draw:polygon draw:style-name="gr45" draw:text-style-name="P10" draw:layer="layout" svg:width="6.5cm" svg:height="1.277cm" svg:x="15.25cm" svg:y="6.243cm" svg:viewBox="0 0 6501 1278" draw:points="0,1278 6501,1278 6501,0 0,0">
            <text:p/>
          </draw:polygon>
        </draw:g>
        <draw:frame draw:style-name="gr47" draw:text-style-name="P10" draw:layer="layout" svg:width="6.5cm" svg:height="1.52cm" svg:x="15.25cm" svg:y="6.121cm">
          <draw:text-box>
            <text:p text:style-name="P12"><text:span text:style-name="T1">Teacher</text:span></text:p>
          </draw:text-box>
        </draw:frame>
        <draw:g draw:style-name="gr43">
          <draw:polygon draw:style-name="gr44" draw:text-style-name="P9" draw:layer="layout" svg:width="6.5cm" svg:height="1.57cm" svg:x="8.25cm" svg:y="7.52cm" svg:viewBox="0 0 6501 1571" draw:points="0,1571 6501,1571 6501,0 0,0">
            <text:p/>
          </draw:polygon>
          <draw:polygon draw:style-name="gr45" draw:text-style-name="P10" draw:layer="layout" svg:width="6.5cm" svg:height="1.57cm" svg:x="8.25cm" svg:y="7.52cm" svg:viewBox="0 0 6501 1571" draw:points="0,1571 6501,1571 6501,0 0,0">
            <text:p/>
          </draw:polygon>
        </draw:g>
        <draw:g draw:style-name="gr43">
          <draw:polygon draw:style-name="gr46" draw:text-style-name="P11" draw:layer="layout" svg:width="6.5cm" svg:height="1.277cm" svg:x="8.25cm" svg:y="6.243cm" svg:viewBox="0 0 6501 1278" draw:points="0,1278 6501,1278 6501,0 0,0">
            <text:p/>
          </draw:polygon>
          <draw:polygon draw:style-name="gr45" draw:text-style-name="P10" draw:layer="layout" svg:width="6.5cm" svg:height="1.277cm" svg:x="8.25cm" svg:y="6.243cm" svg:viewBox="0 0 6501 1278" draw:points="0,1278 6501,1278 6501,0 0,0">
            <text:p/>
          </draw:polygon>
        </draw:g>
        <draw:frame draw:style-name="gr47" draw:text-style-name="P10" draw:layer="layout" svg:width="6.5cm" svg:height="1.52cm" svg:x="8.25cm" svg:y="6.121cm">
          <draw:text-box>
            <text:p text:style-name="P12"><text:span text:style-name="T1">Manager</text:span></text:p>
          </draw:text-box>
        </draw:frame>
        <draw:g draw:style-name="gr43">
          <draw:polygon draw:style-name="gr44" draw:text-style-name="P9" draw:layer="layout" svg:width="6.5cm" svg:height="1.57cm" svg:x="1.107cm" svg:y="7.52cm" svg:viewBox="0 0 6501 1571" draw:points="0,1571 6501,1571 6501,0 0,0">
            <text:p/>
          </draw:polygon>
          <draw:polygon draw:style-name="gr45" draw:text-style-name="P10" draw:layer="layout" svg:width="6.5cm" svg:height="1.57cm" svg:x="1.107cm" svg:y="7.52cm" svg:viewBox="0 0 6501 1571" draw:points="0,1571 6501,1571 6501,0 0,0">
            <text:p/>
          </draw:polygon>
        </draw:g>
        <draw:g draw:style-name="gr43">
          <draw:polygon draw:style-name="gr46" draw:text-style-name="P11" draw:layer="layout" svg:width="6.5cm" svg:height="1.277cm" svg:x="1.107cm" svg:y="6.243cm" svg:viewBox="0 0 6501 1278" draw:points="0,1278 6501,1278 6501,0 0,0">
            <text:p/>
          </draw:polygon>
          <draw:polygon draw:style-name="gr45" draw:text-style-name="P10" draw:layer="layout" svg:width="6.5cm" svg:height="1.277cm" svg:x="1.107cm" svg:y="6.243cm" svg:viewBox="0 0 6501 1278" draw:points="0,1278 6501,1278 6501,0 0,0">
            <text:p/>
          </draw:polygon>
        </draw:g>
        <draw:frame draw:style-name="gr47" draw:text-style-name="P10" draw:layer="layout" svg:width="6.5cm" svg:height="1.52cm" svg:x="1.107cm" svg:y="6.121cm">
          <draw:text-box>
            <text:p text:style-name="P12"><text:span text:style-name="T1">Student</text:span></text:p>
          </draw:text-box>
        </draw:frame>
        <draw:polyline draw:style-name="gr48" draw:text-style-name="P10" draw:layer="layout" svg:width="10.643cm" svg:height="3.031cm" svg:x="4.357cm" svg:y="3.212cm" svg:viewBox="0 0 10644 3032" draw:points="0,3032 0,2361 10644,2361 10644,0">
          <text:p/>
        </draw:polyline>
        <draw:polyline draw:style-name="gr48" draw:text-style-name="P10" draw:layer="layout" svg:width="3.5cm" svg:height="3.031cm" svg:x="11.5cm" svg:y="3.212cm" svg:viewBox="0 0 3501 3032" draw:points="0,3032 0,2361 3501,2361 3501,0">
          <text:p/>
        </draw:polyline>
        <draw:polyline draw:style-name="gr48" draw:text-style-name="P10" draw:layer="layout" svg:width="3.5cm" svg:height="3.031cm" svg:x="15cm" svg:y="3.212cm" svg:viewBox="0 0 3501 3032" draw:points="3501,3032 3501,2361 0,2361 0,0">
          <text:p/>
        </draw:polyline>
        <draw:g draw:style-name="gr43">
          <draw:polygon draw:style-name="gr44" draw:text-style-name="P9" draw:layer="layout" svg:width="6.5cm" svg:height="1.57cm" svg:x="20.75cm" svg:y="2.116cm" svg:viewBox="0 0 6501 1571" draw:points="0,1571 6501,1571 6501,0 0,0">
            <text:p/>
          </draw:polygon>
          <draw:polygon draw:style-name="gr45" draw:text-style-name="P10" draw:layer="layout" svg:width="6.5cm" svg:height="1.57cm" svg:x="20.75cm" svg:y="2.116cm" svg:viewBox="0 0 6501 1571" draw:points="0,1571 6501,1571 6501,0 0,0">
            <text:p/>
          </draw:polygon>
        </draw:g>
        <draw:g draw:style-name="gr43">
          <draw:polygon draw:style-name="gr46" draw:text-style-name="P11" draw:layer="layout" svg:width="6.5cm" svg:height="1.616cm" svg:x="20.75cm" svg:y="0.5cm" svg:viewBox="0 0 6501 1617" draw:points="0,1617 6501,1617 6501,0 0,0">
            <text:p/>
          </draw:polygon>
          <draw:polygon draw:style-name="gr45" draw:text-style-name="P10" draw:layer="layout" svg:width="6.5cm" svg:height="1.616cm" svg:x="20.75cm" svg:y="0.5cm" svg:viewBox="0 0 6501 1617" draw:points="0,1617 6501,1617 6501,0 0,0">
            <text:p/>
          </draw:polygon>
        </draw:g>
        <draw:frame draw:style-name="gr49" draw:text-style-name="P10" draw:layer="layout" svg:width="6.5cm" svg:height="1.983cm" svg:x="20.75cm" svg:y="0.317cm">
          <draw:text-box>
            <text:p text:style-name="P12"><text:span text:style-name="T2">UserType</text:span></text:p>
            <text:p text:style-name="P12"><text:span text:style-name="T2"/></text:p>
          </draw:text-box>
        </draw:frame>
        <draw:polyline draw:style-name="gr50" draw:text-style-name="P10" draw:layer="layout" svg:width="2.5cm" svg:height="0.013cm" svg:x="18.25cm" svg:y="2.093cm" svg:viewBox="0 0 2501 14" draw:points="0,14 447,14 447,0 2501,0">
          <text:p/>
        </draw:polyline>
        <draw:g draw:style-name="gr43">
          <draw:polygon draw:style-name="gr51" draw:text-style-name="P13" draw:layer="layout" svg:width="6.298cm" svg:height="0cm" svg:x="11.85cm" svg:y="2.427cm" svg:viewBox="0 0 6299 0" draw:points="0,0 6299,0">
            <text:p/>
          </draw:polygon>
          <draw:line draw:style-name="gr52" draw:text-style-name="P10" draw:layer="layout" svg:x1="11.85cm" svg:y1="2.427cm" svg:x2="18.149cm" svg:y2="2.427cm">
            <text:p/>
          </draw:line>
        </draw:g>
        <draw:g draw:style-name="gr43">
          <draw:polygon draw:style-name="gr53" draw:text-style-name="P14" draw:layer="layout" svg:width="6.3cm" svg:height="0.635cm" svg:x="11.85cm" svg:y="2.477cm" svg:viewBox="0 0 6301 636" draw:points="0,636 6301,636 6301,0 0,0">
            <text:p/>
          </draw:polygon>
          <draw:frame draw:style-name="gr54" draw:text-style-name="P10" draw:layer="layout" svg:width="6.3cm" svg:height="0.575cm" svg:x="11.85cm" svg:y="2.507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3" draw:text-style-name="P14" draw:layer="layout" svg:width="6.3cm" svg:height="0.635cm" svg:x="15.35cm" svg:y="7.621cm" svg:viewBox="0 0 6301 636" draw:points="0,636 6301,636 6301,0 0,0">
            <text:p/>
          </draw:polygon>
          <draw:frame draw:style-name="gr54" draw:text-style-name="P10" draw:layer="layout" svg:width="6.3cm" svg:height="0.575cm" svg:x="15.35cm" svg:y="7.65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1" draw:text-style-name="P13" draw:layer="layout" svg:width="6.298cm" svg:height="0cm" svg:x="15.35cm" svg:y="8.306cm" svg:viewBox="0 0 6299 0" draw:points="0,0 6299,0">
            <text:p/>
          </draw:polygon>
          <draw:line draw:style-name="gr52" draw:text-style-name="P10" draw:layer="layout" svg:x1="15.35cm" svg:y1="8.306cm" svg:x2="21.649cm" svg:y2="8.306cm">
            <text:p/>
          </draw:line>
        </draw:g>
        <draw:g draw:style-name="gr43">
          <draw:polygon draw:style-name="gr53" draw:text-style-name="P14" draw:layer="layout" svg:width="6.3cm" svg:height="0.635cm" svg:x="15.35cm" svg:y="8.355cm" svg:viewBox="0 0 6301 636" draw:points="0,636 6301,636 6301,0 0,0">
            <text:p/>
          </draw:polygon>
          <draw:frame draw:style-name="gr54" draw:text-style-name="P10" draw:layer="layout" svg:width="6.3cm" svg:height="0.575cm" svg:x="15.35cm" svg:y="8.385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3" draw:text-style-name="P14" draw:layer="layout" svg:width="6.3cm" svg:height="0.635cm" svg:x="8.35cm" svg:y="7.621cm" svg:viewBox="0 0 6301 636" draw:points="0,636 6301,636 6301,0 0,0">
            <text:p/>
          </draw:polygon>
          <draw:frame draw:style-name="gr54" draw:text-style-name="P10" draw:layer="layout" svg:width="6.3cm" svg:height="0.575cm" svg:x="8.35cm" svg:y="7.65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1" draw:text-style-name="P13" draw:layer="layout" svg:width="6.298cm" svg:height="0cm" svg:x="8.35cm" svg:y="8.306cm" svg:viewBox="0 0 6299 0" draw:points="0,0 6299,0">
            <text:p/>
          </draw:polygon>
          <draw:line draw:style-name="gr52" draw:text-style-name="P10" draw:layer="layout" svg:x1="8.35cm" svg:y1="8.306cm" svg:x2="14.649cm" svg:y2="8.306cm">
            <text:p/>
          </draw:line>
        </draw:g>
        <draw:g draw:style-name="gr43">
          <draw:polygon draw:style-name="gr53" draw:text-style-name="P14" draw:layer="layout" svg:width="6.3cm" svg:height="0.635cm" svg:x="8.35cm" svg:y="8.355cm" svg:viewBox="0 0 6301 636" draw:points="0,636 6301,636 6301,0 0,0">
            <text:p/>
          </draw:polygon>
          <draw:frame draw:style-name="gr54" draw:text-style-name="P10" draw:layer="layout" svg:width="6.3cm" svg:height="0.575cm" svg:x="8.35cm" svg:y="8.385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3" draw:text-style-name="P14" draw:layer="layout" svg:width="6.3cm" svg:height="0.635cm" svg:x="1.207cm" svg:y="7.621cm" svg:viewBox="0 0 6301 636" draw:points="0,636 6301,636 6301,0 0,0">
            <text:p/>
          </draw:polygon>
          <draw:frame draw:style-name="gr54" draw:text-style-name="P10" draw:layer="layout" svg:width="6.3cm" svg:height="0.575cm" svg:x="1.207cm" svg:y="7.65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1" draw:text-style-name="P13" draw:layer="layout" svg:width="6.299cm" svg:height="0cm" svg:x="1.207cm" svg:y="8.306cm" svg:viewBox="0 0 6300 0" draw:points="0,0 6300,0">
            <text:p/>
          </draw:polygon>
          <draw:line draw:style-name="gr52" draw:text-style-name="P10" draw:layer="layout" svg:x1="1.207cm" svg:y1="8.306cm" svg:x2="7.507cm" svg:y2="8.306cm">
            <text:p/>
          </draw:line>
        </draw:g>
        <draw:g draw:style-name="gr43">
          <draw:polygon draw:style-name="gr53" draw:text-style-name="P14" draw:layer="layout" svg:width="6.3cm" svg:height="0.635cm" svg:x="1.207cm" svg:y="8.355cm" svg:viewBox="0 0 6301 636" draw:points="0,636 6301,636 6301,0 0,0">
            <text:p/>
          </draw:polygon>
          <draw:frame draw:style-name="gr54" draw:text-style-name="P10" draw:layer="layout" svg:width="6.3cm" svg:height="0.575cm" svg:x="1.207cm" svg:y="8.385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3" draw:text-style-name="P14" draw:layer="layout" svg:width="6.3cm" svg:height="0.635cm" svg:x="20.85cm" svg:y="2.216cm" svg:viewBox="0 0 6301 636" draw:points="0,636 6301,636 6301,0 0,0">
            <text:p/>
          </draw:polygon>
          <draw:frame draw:style-name="gr54" draw:text-style-name="P10" draw:layer="layout" svg:width="6.3cm" svg:height="0.575cm" svg:x="20.85cm" svg:y="2.246cm">
            <draw:text-box>
              <text:p text:style-name="P12"><text:span text:style-name="T3">-mitgliedsName</text:span></text:p>
            </draw:text-box>
          </draw:frame>
        </draw:g>
        <draw:g draw:style-name="gr43">
          <draw:polygon draw:style-name="gr51" draw:text-style-name="P13" draw:layer="layout" svg:width="6.298cm" svg:height="0cm" svg:x="20.85cm" svg:y="2.901cm" svg:viewBox="0 0 6299 0" draw:points="0,0 6299,0">
            <text:p/>
          </draw:polygon>
          <draw:line draw:style-name="gr52" draw:text-style-name="P10" draw:layer="layout" svg:x1="20.85cm" svg:y1="2.901cm" svg:x2="27.149cm" svg:y2="2.901cm">
            <text:p/>
          </draw:line>
        </draw:g>
        <draw:g draw:style-name="gr43">
          <draw:polygon draw:style-name="gr53" draw:text-style-name="P14" draw:layer="layout" svg:width="6.3cm" svg:height="0.635cm" svg:x="20.85cm" svg:y="2.951cm" svg:viewBox="0 0 6301 636" draw:points="0,636 6301,636 6301,0 0,0">
            <text:p/>
          </draw:polygon>
          <draw:frame draw:style-name="gr54" draw:text-style-name="P10" draw:layer="layout" svg:width="6.3cm" svg:height="0.575cm" svg:x="20.85cm" svg:y="2.981cm">
            <draw:text-box>
              <text:p text:style-name="P12"><text:span text:style-name="T3">-mitgliedsNa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Marker_5f_0" draw:display-name="Marker_0" svg:viewBox="0 0 20 30" svg:d="M10 0l-10 30h20zM10 12l-5 15h10z"/>
    <draw:marker draw:name="Marker_5f_1" draw:display-name="Marker_1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-width="0.508cm" draw:marker-end-width="0.5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1T21:05:02.300902892</dc:date>
    <dc:language>de-DE</dc:language>
    <meta:creation-date>2020-11-30T09:05:33Z</meta:creation-date>
    <meta:initial-creator>Mahamat</meta:initial-creator>
    <meta:generator>LibreOffice/24.2.6.2$Linux_X86_64 LibreOffice_project/420$Build-2</meta:generator>
    <meta:editing-duration>PT6H28M</meta:editing-duration>
    <meta:editing-cycles>9</meta:editing-cycles>
    <meta:document-statistic meta:object-count="167"/>
    <meta:template xlink:type="simple" xlink:actuate="onRequest" xlink:title="BASICD_M.vstx" xlink:href=""/>
  </office:meta>
</office:document-meta>
</file>